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D4000002B8F5E74500.png"/>
  <manifest:file-entry manifest:media-type="image/png" manifest:full-path="Pictures/100000000000027F000001DACF413F0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tedesc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4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Corso di</text:span></text:p>
            <text:p text:style-name="P1"><text:span text:style-name="T9">spagnolo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4:30 – 16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ON</text:span></text:p>
            <text:p text:style-name="P1"><text:span text:style-name="T9">CITTADINANZA</text:span></text:p>
            <text:p text:style-name="P1"><text:span text:style-name="T9">EUROPEA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di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Default" presentation:presentation-page-layout-name="AL1T0" xml:id="id11" draw:id="id11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906cm" svg:height="12.54cm" svg:x="10.617cm" svg:y="3.939cm">
          <draw:image xlink:href="Pictures/100000000000027F000001DACF413F08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xml:id="id12" draw:id="id12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4H31M43S</meta:editing-duration>
    <meta:editing-cycles>60</meta:editing-cycles>
    <meta:generator>OpenOffice/4.1.5$Win32 OpenOffice.org_project/415m1$Build-9789</meta:generator>
    <dc:date>2019-01-29T12:53:39.74</dc:date>
    <meta:document-statistic meta:object-count="112"/>
  </office:meta>
</office:document-meta>
</file>